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eorgia" svg:font-family="Georgia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style:line-height-at-least="0.222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" style:family="paragraph" style:parent-style-name="Standard">
      <style:paragraph-properties fo:margin-left="0.5in" fo:margin-right="0in" style:line-height-at-least="0.222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.5in" fo:margin-right="0in" style:line-height-at-least="0.222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4" style:family="paragraph" style:parent-style-name="Standard">
      <style:paragraph-properties fo:margin-left="0.5in" fo:margin-right="0in" fo:margin-top="0in" fo:margin-bottom="0.25in" style:line-height-at-least="0.222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P5" style:family="paragraph" style:parent-style-name="Standard">
      <style:paragraph-properties fo:margin-left="0.5in" fo:margin-right="0in" fo:margin-top="0in" fo:margin-bottom="0.25in" style:line-height-at-least="0.222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6" style:family="paragraph" style:parent-style-name="Standard">
      <style:paragraph-properties fo:margin-left="1in" fo:margin-right="0in" fo:margin-top="0in" fo:margin-bottom="0.0835in" style:line-height-at-least="0.222in" fo:text-align="start" style:justify-single-word="false" fo:text-indent="-1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P7" style:family="paragraph" style:parent-style-name="Standard">
      <style:paragraph-properties fo:margin-left="1in" fo:margin-right="0in" fo:margin-top="0in" fo:margin-bottom="0.0835in" style:line-height-at-least="0.222in" fo:text-align="start" style:justify-single-word="false" fo:text-indent="-1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8" style:family="paragraph" style:parent-style-name="Standard">
      <style:paragraph-properties fo:margin-top="0in" fo:margin-bottom="0.1945in" style:line-height-at-least="0.3335in" fo:text-align="start" style:justify-single-word="false" style:text-autospace="non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margin-top="0in" fo:margin-bottom="0.1807in" style:line-height-at-least="0.278in" fo:text-align="start" style:justify-single-word="false" style:text-autospace="none"/>
      <style:text-properties style:use-window-font-color="true"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P10" style:family="paragraph" style:parent-style-name="Standard">
      <style:paragraph-properties fo:margin-top="0in" fo:margin-bottom="0.1807in" style:line-height-at-least="0.278in" fo:text-align="start" style:justify-single-word="false" style:text-autospace="none"/>
      <style:text-properties style:use-window-font-color="true" style:font-name="Georgia" fo:font-size="15pt" fo:font-weight="bold" style:font-name-asian="Georgia" style:font-size-asian="15pt" style:font-weight-asian="bold" style:font-name-complex="Georgia" style:font-size-complex="15pt" style:font-weight-complex="bold"/>
    </style:style>
    <style:style style:name="P11" style:family="paragraph" style:parent-style-name="Standard">
      <style:paragraph-properties fo:margin-top="0in" fo:margin-bottom="0.1807in" style:line-height-at-least="0.278in" fo:text-align="start" style:justify-single-word="false" style:text-autospace="none"/>
      <style:text-properties style:use-window-font-color="true" style:font-name="Georgia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P12" style:family="paragraph" style:parent-style-name="Standard">
      <style:paragraph-properties style:text-autospace="none"/>
      <style:text-properties style:use-window-font-color="true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P13" style:family="paragraph" style:parent-style-name="Standard">
      <style:paragraph-properties fo:margin-top="0in" fo:margin-bottom="0.1665in" style:line-height-at-least="0.222in" fo:text-align="start" style:justify-single-word="false" style:text-autospace="none"/>
      <style:text-properties style:use-window-font-color="true" style:font-name="Helvetica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14" style:family="paragraph" style:parent-style-name="Standard">
      <style:paragraph-properties fo:margin-left="0.5in" fo:margin-right="0in" style:line-height-at-least="0.222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T2" style:family="text">
      <style:text-properties style:use-window-font-color="true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3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4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pple Crumb Pie I</text:p>
      <text:p text:style-name="P2"><text:span text:style-name="T1">Yield </text:span><text:span text:style-name="T3">Serves 8</text:span></text:p>
      <text:p text:style-name="P1"/>
      <text:p text:style-name="P9">Ingredients</text:p>
      <text:p text:style-name="P6"><text:tab/><text:tab/>1 1/4 cups all-purpose flour (spooned and leveled), plus more for rolling</text:p>
      <text:p text:style-name="P6"><text:tab/><text:tab/>6 tablespoons unsalted butter, room temperature</text:p>
      <text:p text:style-name="P6"><text:tab/><text:tab/>1/4 cup packed light-brown sugar</text:p>
      <text:p text:style-name="P6"><text:tab/><text:tab/>3/4 teaspoon salt</text:p>
      <text:p text:style-name="P6"><text:tab/><text:tab/>1 recipe Our Favorite Pie Crust (recipe below)</text:p>
      <text:p text:style-name="P6"><text:tab/><text:tab/>2 tablespoons fresh lemon juice</text:p>
      <text:p text:style-name="P6"><text:tab/><text:tab/>4 pounds Granny Smith apples (8 to 10)</text:p>
      <text:p text:style-name="P6"><text:tab/><text:tab/>1 cup granulated sugar</text:p>
      <text:p text:style-name="P6"><text:tab/><text:tab/>1 cup raisins</text:p>
      <text:p text:style-name="P6"><text:tab/><text:tab/>1 teaspoon ground cinnamon<text:tab/><text:tab/></text:p>
      <text:p text:style-name="P9">Directions</text:p>
      <text:p text:style-name="P4">Preheat oven to 375 degrees. Make crumb topping: In a medium bowl, combine 1 cup flour, butter, brown sugar, and 1/4 teaspoon salt. Work with fingers until large clumps form; freeze.</text:p>
      <text:p text:style-name="P4">On a lightly floured piece of wax paper or parchment paper, roll dough into a 14-inch circle. Carefully fit into a 9-inch deep-dish pie plate, gently lowering dough into bottom and sides of pie plate without stretching (you will have a 2-inch overhang all around). Refrigerate.</text:p>
      <text:p text:style-name="P4">Place lemon juice in a large bowl. Peel, core, and slice apples 1/8 inch thick, transferring them to the bowl as you work. Add granulated sugar, raisins, cinnamon, remaining 1/4 cup flour, and remaining 1/2 teaspoon salt; toss to combine. Transfer apple mixture to pie crust, pressing in firmly. Fold dough overhang over filling, pleating it as you work your way around pie; press dough firmly against filling.</text:p>
      <text:p text:style-name="P12">Bake 45 minutes, then sprinkle apple filling with crumb topping. Continue to bake until golden and bubbling, 30 to 45 minutes more. Cool at least 6 hours before serving.</text:p>
      <text:p text:style-name="P12"/>
      <text:p text:style-name="P15"/>
      <text:p text:style-name="P16"><text:soft-page-break/>Our Favorite Pie Crust</text:p>
      <text:p text:style-name="P3"><text:span text:style-name="T4">Makes 1 crust</text:span></text:p>
      <text:p text:style-name="P1"/>
      <text:p text:style-name="P10">Ingredients</text:p>
      <text:p text:style-name="P7"><text:tab/><text:tab/>1 1/4 cups all-purpose flour (spooned and leveled), plus more for rolling dough</text:p>
      <text:p text:style-name="P7"><text:tab/><text:tab/>1/2 teaspoon salt</text:p>
      <text:p text:style-name="P7"><text:tab/><text:tab/>1/2 teaspoon sugar</text:p>
      <text:p text:style-name="P7"><text:tab/><text:tab/>8 tablespoons (1 stick) cold unsalted butter, cut into pieces</text:p>
      <text:p text:style-name="P7"><text:tab/><text:tab/>2 tablespoons ice water, plus 2 more, if needed<text:tab/><text:tab/></text:p>
      <text:p text:style-name="P10">Directions</text:p>
      <text:p text:style-name="P5">In a food processor, pulse flour, salt, and sugar several times to combine. Add butter. Pulse until mixture resembles coarse meal, with just a few pea-size pieces remaining.</text:p>
      <text:p text:style-name="P5">Sprinkle with 2 tablespoons ice water. Pulse until dough is crumbly but holds together when squeezed with fingers (if needed, add up to 2 tablespoons more ice water, 1 tablespoon at a time). Do not overprocess.</text:p>
      <text:p text:style-name="P5">Turn dough out onto a work surface; form dough into a 3/4-inch-thick disk. Wrap tightly in plastic, and refrigerate until firm, at least 1 hour.</text:p>
      <text:p text:style-name="P5">Before baking, unwrap dough; place on a large piece of floured waxed paper. Roll dough to a 14-inch round. Using paper, lift and wrap dough around rolling pin (discarding paper); carefully unroll over a 9-inch pie plate. Gently fit into bottom and up sides of plate.</text:p>
      <text:p text:style-name="P5">Trim overhang to 1 inch; fold overhang under itself. Pinch between thumb and forefinger to make a uniform edge around the rim. Crimp edge; refrigerate until chilled, about 1 hour.</text:p>
      <text:p text:style-name="P11">Cook's Note</text:p>
      <text:p text:style-name="P13">Always start with chilled dough and a well-floured work surface. Chilled dough does not soften as quickly as warmer dough; flour absorbs any moisture and prevents stic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eorgia" svg:font-family="Georgia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bullet text:level="2" style:num-suffix="." text:bullet-char="">
        <style:list-level-properties fo:text-align="end"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fo:text-align="end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bullet text:level="1" style:num-suffix="." text:bullet-char="">
        <style:list-level-properties fo:text-align="end"/>
      </text:list-level-style-bullet>
      <text:list-level-style-bullet text:level="2" style:num-suffix="." text:bullet-char="">
        <style:list-level-properties fo:text-align="end"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fo:text-align="end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11-15T09:10:01</meta:creation-date>
    <dc:date>2013-03-01T18:04:25</dc:date>
    <dc:creator>Robert Houk</dc:creator>
    <meta:editing-duration>PT00H10M13S</meta:editing-duration>
    <meta:editing-cycles>5</meta:editing-cycles>
    <meta:generator>OpenOffice.org/3.2$Unix OpenOffice.org_project/320m18$Build-9502</meta:generator>
    <meta:document-statistic meta:table-count="0" meta:image-count="0" meta:object-count="0" meta:page-count="2" meta:paragraph-count="34" meta:word-count="482" meta:character-count="2902"/>
  </office:meta>
</office:document-meta>
</file>